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A00000065D7E96BD8464A40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3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4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/>
            <text:p/>
          </draw:text-box>
        </draw:frame>
        <draw:frame draw:style-name="gr5" draw:text-style-name="P2" draw:layer="layout" svg:width="10.922cm" svg:height="1.934cm" svg:x="0.508cm" svg:y="0.60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6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7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<text:line-break/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8" draw:text-style-name="P2" draw:layer="layout" svg:width="10.922cm" svg:height="1.934cm" svg:x="0.508cm" svg:y="0.86cm">
          <draw:image xlink:href="Pictures/100000000000023A00000065D7E96BD8464A40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02T20:14:47.949727639</dc:date>
    <meta:editing-duration>PT2M59S</meta:editing-duration>
    <meta:editing-cycles>1</meta:editing-cycles>
    <meta:document-statistic meta:object-count="56"/>
    <meta:generator>LibreOffice/6.0.3.2$Linux_X86_64 LibreOffice_project/00m0$Build-2</meta:generator>
  </office:meta>
</office:document-meta>
</file>